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ffff"/>
    </style:style>
    <style:style style:name="T1" style:family="text"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2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2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2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3" office:value-type="string" calcext:value-type="string">
            <text:p>oï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2" office:value-type="string" calcext:value-type="string">
            <text:p>fillie</text:p>
          </table:table-cell>
          <table:table-cell table:style-name="ce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4" office:value-type="string" calcext:value-type="string">
            <text:p>gredles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inconnu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table:style-name="ce4" office:value-type="string" calcext:value-type="string">
            <text:p>livere</text:p>
          </table:table-cell>
          <table:table-cell table:style-name="ce4" office:value-type="string" calcext:value-type="string">
            <text:p>li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VERinf/VERppe 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0815</text:p>
          </table:table-cell>
          <table:table-cell table:style-name="ce2" office:value-type="string" calcext:value-type="string">
            <text:p>ferant</text:p>
          </table:table-cell>
          <table:table-cell table:style-name="ce2" office:value-type="string" calcext:value-type="string">
            <text:p>ferrant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table:style-name="ce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table:style-name="ce4" office:value-type="string" calcext:value-type="string">
            <text:p>aire</text:p>
          </table:table-cell>
          <table:table-cell table:style-name="ce4" office:value-type="string" calcext:value-type="string">
            <text:p>air1|aire1|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5</text:p>
          </table:table-cell>
          <table:table-cell table:style-name="ce2"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/>
          <table:table-cell table:style-name="ce2"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table:style-name="ce2"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53</text:p>
          </table:table-cell>
          <table:table-cell table:number-columns-repeated="2" office:value-type="string" calcext:value-type="string">
            <text:p>v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table:style-name="ce4" office:value-type="string" calcext:value-type="string">
            <text:p>testmonie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table:style-name="ce2" office:value-type="string" calcext:value-type="string">
            <text:p>estoet</text:p>
          </table:table-cell>
          <table:table-cell table:style-name="ce2"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nov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mont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table:style-name="ce2" office:value-type="string" calcext:value-type="string">
            <text:p>lores</text:p>
          </table:table-cell>
          <table:table-cell table:style-name="ce2" office:value-type="string" calcext:value-type="string">
            <text:p>lor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table:style-name="ce3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_w_011080</text:p>
          </table:table-cell>
          <table:table-cell office:value-type="string" calcext:value-type="string">
            <text:p>chier</text:p>
          </table:table-cell>
          <table:table-cell table:style-name="ce4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table:style-name="ce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table:style-name="ce3" office:value-type="string" calcext:value-type="string">
            <text:p>VERpp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5</text:p>
          </table:table-cell>
          <table:table-cell table:style-name="ce4" office:value-type="string" calcext:value-type="string">
            <text:p>sulïant</text:p>
          </table:table-cell>
          <table:table-cell table:style-name="ce4" office:value-type="string" calcext:value-type="string">
            <text:p>sul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s habitants de Sulie ? Création de lemme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08</text:p>
          </table:table-cell>
          <table:table-cell table:style-name="ce2" office:value-type="string" calcext:value-type="string">
            <text:p>cuvert</text:p>
          </table:table-cell>
          <table:table-cell table:style-name="ce2" office:value-type="string" calcext:value-type="string">
            <text:p>covri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table:style-name="ce4"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table:style-name="ce3" office:value-type="string" calcext:value-type="string">
            <text:p>piert</text:p>
          </table:table-cell>
          <table:table-cell table:style-name="ce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 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table:style-name="ce3" office:value-type="string" calcext:value-type="string">
            <text:p>aligod</text:p>
          </table:table-cell>
          <table:table-cell table:style-name="ce3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table:style-name="ce3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dam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table:style-name="ce3"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4</text:p>
          </table:table-cell>
          <table:table-cell table:style-name="ce4" office:value-type="string" calcext:value-type="string">
            <text:p>redde</text:p>
          </table:table-cell>
          <table:table-cell table:style-name="ce4"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table:style-name="ce3"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table:style-name="ce3" office:value-type="string" calcext:value-type="string">
            <text:p>noz</text:p>
          </table:table-cell>
          <table:table-cell table:style-name="ce3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table:style-name="ce3" office:value-type="string" calcext:value-type="string">
            <text:p>haut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2</text:p>
          </table:table-cell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table:style-name="ce3" office:value-type="string" calcext:value-type="string">
            <text:p>PR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so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table:style-name="ce3" office:value-type="string" calcext:value-type="string">
            <text:p>PROpos/ADJpos ?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table:style-name="ce3" office:value-type="string" calcext:value-type="string">
            <text:p>apent</text:p>
          </table:table-cell>
          <table:table-cell table:style-name="ce3"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 </text:p>
          </table:table-cell>
          <table:table-cell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table:style-name="ce3" office:value-type="string" calcext:value-type="string">
            <text:p>mué</text:p>
          </table:table-cell>
          <table:table-cell table:style-name="ce3" office:value-type="string" calcext:value-type="string">
            <text:p>müer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11271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table:style-name="ce5" office:value-type="string" calcext:value-type="string">
            <text:p>desuz</text:p>
          </table:table-cell>
          <table:table-cell table:style-name="ce5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table:style-name="ce3" office:value-type="string" calcext:value-type="string">
            <text:p>freint</text:p>
          </table:table-cell>
          <table:table-cell table:style-name="ce3" office:value-type="string" calcext:value-type="string">
            <text:p>faire|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style-name="ce4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3</text:p>
          </table:table-cell>
          <table:table-cell table:style-name="ce3" office:value-type="string" calcext:value-type="string">
            <text:p>espé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table:style-name="ce3" office:value-type="string" calcext:value-type="string">
            <text:p>mulu</text:p>
          </table:table-cell>
          <table:table-cell table:style-name="ce3" office:value-type="string" calcext:value-type="string">
            <text:p>mout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table:style-name="ce5" office:value-type="string" calcext:value-type="string">
            <text:p>suz</text:p>
          </table:table-cell>
          <table:table-cell table:style-name="ce5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table:style-name="ce5" office:value-type="string" calcext:value-type="string">
            <text:p>desur</text:p>
          </table:table-cell>
          <table:table-cell table:style-name="ce3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table:style-name="ce5" office:value-type="string" calcext:value-type="string">
            <text:p>desur</text:p>
          </table:table-cell>
          <table:table-cell table:style-name="ce5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table:style-name="ce3" office:value-type="string" calcext:value-type="string">
            <text:p>manch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table:style-name="ce3" office:value-type="string" calcext:value-type="string">
            <text:p>armur</text:p>
          </table:table-cell>
          <table:table-cell table:style-name="ce3"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table:style-name="ce3" office:value-type="string" calcext:value-type="string">
            <text:p>mie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table:style-name="ce4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style-name="ce4" office:value-type="string" calcext:value-type="string">
            <text:p>festu</text:p>
          </table:table-cell>
          <table:table-cell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table:style-name="ce3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table:style-name="ce4" office:value-type="string" calcext:value-type="string">
            <text:p>pierce</text:p>
          </table:table-cell>
          <table:table-cell table:style-name="ce4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table:style-name="ce3"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table:style-name="ce3"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table:style-name="ce3" office:value-type="string" calcext:value-type="string">
            <text:p>plai</text:p>
          </table:table-cell>
          <table:table-cell table:style-name="ce3"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table:number-columns-repeated="2" office:value-type="string" calcext:value-type="string">
            <text:p>almu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table:style-name="ce3" office:value-type="string" calcext:value-type="string">
            <text:p>kil</text:p>
          </table:table-cell>
          <table:table-cell table:style-name="ce3" table:number-columns-repeated="5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145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table:number-columns-repeated="2" office:value-type="string" calcext:value-type="string">
            <text:p>almu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table:style-name="ce3" office:value-type="string" calcext:value-type="string">
            <text:p>eleisse</text:p>
          </table:table-cell>
          <table:table-cell table:style-name="ce3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table:number-columns-repeated="2" office:value-type="string" calcext:value-type="string">
            <text:p>fauv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8</text:p>
          </table:table-cell>
          <table:table-cell table:style-name="ce3" office:value-type="string" calcext:value-type="string">
            <text:p>es</text:p>
          </table:table-cell>
          <table:table-cell table:style-name="ce3"/>
          <table:table-cell table:style-name="ce3" office:value-type="string" calcext:value-type="string">
            <text:p>VERcjg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table:style-name="ce3" office:value-type="string" calcext:value-type="string">
            <text:p>plo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table:style-name="ce3" office:value-type="string" calcext:value-type="string">
            <text:p>irrer</text:p>
          </table:table-cell>
          <table:table-cell table:style-name="ce3"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table:style-name="ce3" office:value-type="string" calcext:value-type="string">
            <text:p>reinie</text:p>
          </table:table-cell>
          <table:table-cell table:style-name="ce3"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table:style-name="ce4" office:value-type="string" calcext:value-type="string">
            <text:p>elili</text:p>
          </table:table-cell>
          <table:table-cell table:style-name="ce4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table:style-name="ce3" office:value-type="string" calcext:value-type="string">
            <text:p>sirier</text:p>
          </table:table-cell>
          <table:table-cell table:style-name="ce3" office:value-type="string" calcext:value-type="string">
            <text:p>sifler</text:p>
          </table:table-cell>
          <table:table-cell table:style-name="ce3"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table:style-name="ce3" office:value-type="string" calcext:value-type="string">
            <text:p>liez</text:p>
          </table:table-cell>
          <table:table-cell table:style-name="ce3"/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table:number-columns-repeated="2" office:value-type="string" calcext:value-type="string">
            <text:p>munt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table:style-name="ce4" office:value-type="string" calcext:value-type="string">
            <text:p>beiver??</text:p>
          </table:table-cell>
          <table:table-cell table:style-name="ce3"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table:style-name="ce3" office:value-type="string" calcext:value-type="string">
            <text:p>françe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table:style-name="ce3" office:value-type="string" calcext:value-type="string">
            <text:p>berruier<text:span text:style-name="T1">s</text:span>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8</text:p>
          </table:table-cell>
          <table:table-cell table:style-name="ce4"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table:style-name="ce4"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style-name="ce4"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style-name="ce4" office:value-type="string" calcext:value-type="string">
            <text:p>bruit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table:style-name="ce4"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table:style-name="ce4"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table:style-name="ce4"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table:style-name="ce4"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78</text:p>
          </table:table-cell>
          <table:table-cell table:style-name="ce4" office:value-type="string" calcext:value-type="string">
            <text:p>ilu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table:style-name="ce4"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table:style-name="ce3" office:value-type="string" calcext:value-type="string">
            <text:p>desmaill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2</text:p>
          </table:table-cell>
          <table:table-cell table:style-name="ce4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3</text:p>
          </table:table-cell>
          <table:table-cell table:style-name="ce4"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4</text:p>
          </table:table-cell>
          <table:table-cell table:style-name="ce4"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table:style-name="ce4"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table:style-name="ce4"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7</text:p>
          </table:table-cell>
          <table:table-cell table:style-name="ce4" office:value-type="string" calcext:value-type="string">
            <text:p>sanc</text:p>
          </table:table-cell>
          <table:table-cell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8</text:p>
          </table:table-cell>
          <table:table-cell table:style-name="ce4" office:value-type="string" calcext:value-type="string">
            <text:p>banier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2</text:p>
          </table:table-cell>
          <table:table-cell table:style-name="ce3" office:value-type="string" calcext:value-type="string">
            <text:p>cil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PROde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table:style-name="ce3" office:value-type="string" calcext:value-type="string">
            <text:p>estrae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3" office:value-type="string" calcext:value-type="string">
            <text:p>3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table:style-name="ce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table:style-name="ce3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table:style-name="ce3" office:value-type="string" calcext:value-type="string">
            <text:p>roees</text:p>
          </table:table-cell>
          <table:table-cell table:style-name="ce3"/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table:style-name="ce3" office:value-type="string" calcext:value-type="string">
            <text:p>hees</text:p>
          </table:table-cell>
          <table:table-cell table:style-name="ce3" office:value-type="string" calcext:value-type="string">
            <text:p>h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table:style-name="ce3" office:value-type="string" calcext:value-type="string">
            <text:p>dunc</text:p>
          </table:table-cell>
          <table:table-cell table:style-name="ce3" office:value-type="string" calcext:value-type="string">
            <text:p>donc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table:style-name="ce3" office:value-type="string" calcext:value-type="string">
            <text:p>almes</text:p>
          </table:table-cell>
          <table:table-cell table:style-name="ce3" office:value-type="string" calcext:value-type="string">
            <text:p>am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table:style-name="ce3" office:value-type="string" calcext:value-type="string">
            <text:p>deseverees</text:p>
          </table:table-cell>
          <table:table-cell table:style-name="ce3" office:value-type="string" calcext:value-type="string">
            <text:p>dessevr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table:style-name="ce3" office:value-type="string" calcext:value-type="string">
            <text:p>mire</text:p>
          </table:table-cell>
          <table:table-cell table:style-name="ce3" office:value-type="string" calcext:value-type="string">
            <text:p>mire1|mire3|mirr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table:style-name="ce3" office:value-type="string" calcext:value-type="string">
            <text:p>ierent</text:p>
          </table:table-cell>
          <table:table-cell table:style-name="ce3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s1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table:style-name="ce4"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table:style-name="ce4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table:style-name="ce4" office:value-type="string" calcext:value-type="string">
            <text:p>dublentin</text:p>
          </table:table-cell>
          <table:table-cell table:style-name="ce4"/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p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table:style-name="ce3" office:value-type="string" calcext:value-type="string">
            <text:p>samin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table:style-name="ce4" office:value-type="string" calcext:value-type="string">
            <text:p>alfan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table:style-name="ce4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table:style-name="ce4"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table:style-name="ce4"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table:style-name="ce4" office:value-type="string" calcext:value-type="string">
            <text:p>Palestin</text:p>
          </table:table-cell>
          <table:table-cell table:style-name="ce3" office:value-type="string" calcext:value-type="string">
            <text:p>pales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table:style-name="ce4" office:value-type="string" calcext:value-type="string">
            <text:p>manseis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table:style-name="ce4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table:style-name="ce4"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table:style-name="ce2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table:style-name="ce2"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table:style-name="ce2" office:value-type="string" calcext:value-type="string">
            <text:p>turkeis</text:p>
          </table:table-cell>
          <table:table-cell table:style-name="ce2"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6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table:style-name="ce2"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table:style-name="ce3" office:value-type="string" calcext:value-type="string">
            <text:p>guiv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table:style-name="ce3"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table:style-name="ce3" office:value-type="string" calcext:value-type="string">
            <text:p>ven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table:style-name="ce3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table:style-name="ce3"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belve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table:style-name="ce3" office:value-type="string" calcext:value-type="string">
            <text:p>pales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table:style-name="ce3"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table:style-name="ce3"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table:style-name="ce3" office:value-type="string" calcext:value-type="string">
            <text:p>descire</text:p>
          </table:table-cell>
          <table:table-cell table:style-name="ce3" office:value-type="string" calcext:value-type="string">
            <text:p>desc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table:style-name="ce3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i2</text:p>
          </table:table-cell>
          <table:table-cell table:style-name="ce3"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table:style-name="ce3"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table:style-name="ce3" office:value-type="string" calcext:value-type="string">
            <text:p>fraisn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table:style-name="ce4" office:value-type="string" calcext:value-type="string">
            <text:p>suvin</text:p>
          </table:table-cell>
          <table:table-cell table:style-name="ce4"/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table:style-name="ce4"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8</text:p>
          </table:table-cell>
          <table:table-cell table:style-name="ce4"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table:style-name="ce4" office:value-type="string" calcext:value-type="string">
            <text:p>aiusté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table:style-name="ce4"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11812</text:p>
          </table:table-cell>
          <table:table-cell table:style-name="ce4" office:value-type="string" calcext:value-type="string">
            <text:p>Morin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table:style-name="ce4" office:value-type="string" calcext:value-type="string">
            <text:p>Huge</text:p>
          </table:table-cell>
          <table:table-cell office:value-type="string" calcext:value-type="string">
            <text:p>hug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11815</text:p>
          </table:table-cell>
          <table:table-cell table:style-name="ce4" office:value-type="string" calcext:value-type="string">
            <text:p>Seies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6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11817</text:p>
          </table:table-cell>
          <table:table-cell table:style-name="ce4" office:value-type="string" calcext:value-type="string">
            <text:p>Bove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table:style-name="ce4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table:style-name="ce4"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table:style-name="ce4" office:value-type="string" calcext:value-type="string">
            <text:p>Gaunin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hug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table:style-name="ce3" office:value-type="string" calcext:value-type="string">
            <text:p>sei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table:style-name="ce4" office:value-type="string" calcext:value-type="string">
            <text:p>Ode</text:p>
          </table:table-cell>
          <table:table-cell table:style-name="ce4" office:value-type="string" calcext:value-type="string">
            <text:p>bov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table:style-name="ce3" office:value-type="string" calcext:value-type="string">
            <text:p>barbar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table:style-name="ce3" office:value-type="string" calcext:value-type="string">
            <text:p>Sanlin</text:p>
          </table:table-cell>
          <table:table-cell table:style-name="ce3" office:value-type="string" calcext:value-type="string">
            <text:p>san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table:style-name="ce3" office:value-type="string" calcext:value-type="string">
            <text:p>peitev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table:style-name="ce3" office:value-type="string" calcext:value-type="string">
            <text:p>guarra</text:p>
          </table:table-cell>
          <table:table-cell table:style-name="ce3"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2:25:17.522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2:32:35.863794000</dc:date>
    <meta:generator>LibreOffice/4.4.3.2$MacOSX_X86_64 LibreOffice_project/88805f81e9fe61362df02b9941de8e38a9b5fd16</meta:generator>
    <meta:editing-duration>PT13H33M15S</meta:editing-duration>
    <meta:editing-cycles>505</meta:editing-cycles>
    <meta:document-statistic meta:table-count="1" meta:cell-count="7993" meta:object-count="0"/>
  </office:meta>
</office:document-meta>
</file>